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514" officeooo:paragraph-rsid="0010f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06:47:21.753728146</meta:creation-date>
    <dc:date>2023-02-10T06:47:42.869164212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3.7.2$Linux_AARCH64 LibreOffice_project/30$Build-2</meta:generator>
  </office:meta>
</office:document-meta>
</file>